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79.83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<text:s/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67583" calcext:value-type="float">
            <text:p>10,8675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7604" calcext:value-type="float">
            <text:p>10,4576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42788" calcext:value-type="float">
            <text:p>10,8427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30351" calcext:value-type="float">
            <text:p>10,8303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63824" calcext:value-type="float">
            <text:p>11,1638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76582" calcext:value-type="float">
            <text:p>10,7765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776176" calcext:value-type="float">
            <text:p>10,7761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27585" calcext:value-type="float">
            <text:p>10,9275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27585" calcext:value-type="float">
            <text:p>10,9275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27585" calcext:value-type="float">
            <text:p>10,9275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227952" calcext:value-type="float">
            <text:p>11,2279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67576" calcext:value-type="float">
            <text:p>10,867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75648" calcext:value-type="float">
            <text:p>10,6756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76196" calcext:value-type="float">
            <text:p>10,676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676196" calcext:value-type="float">
            <text:p>10,676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62798" calcext:value-type="float">
            <text:p>10,8627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137226" calcext:value-type="float">
            <text:p>11,137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129516" calcext:value-type="float">
            <text:p>11,1295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061766" calcext:value-type="float">
            <text:p>11,0617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213198" calcext:value-type="float">
            <text:p>11,2131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15582" calcext:value-type="float">
            <text:p>11,5155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36999" calcext:value-type="float">
            <text:p>11,4369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36999" calcext:value-type="float">
            <text:p>11,4369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8325" calcext:value-type="float">
            <text:p>11,83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805594" calcext:value-type="float">
            <text:p>11,8055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807644" calcext:value-type="float">
            <text:p>11,8076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18244" calcext:value-type="float">
            <text:p>11,7182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894501" calcext:value-type="float">
            <text:p>11,8945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894501" calcext:value-type="float">
            <text:p>11,8945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26838" calcext:value-type="float">
            <text:p>11,8268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611243" calcext:value-type="float">
            <text:p>11,611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611243" calcext:value-type="float">
            <text:p>11,611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611243" calcext:value-type="float">
            <text:p>11,611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611243" calcext:value-type="float">
            <text:p>11,611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571537" calcext:value-type="float">
            <text:p>11,5715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98149" calcext:value-type="float">
            <text:p>11,981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583915" calcext:value-type="float">
            <text:p>11,5839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566896" calcext:value-type="float">
            <text:p>11,566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566896" calcext:value-type="float">
            <text:p>11,566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67295" calcext:value-type="float">
            <text:p>11,167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67295" calcext:value-type="float">
            <text:p>11,167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7295" calcext:value-type="float">
            <text:p>11,167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67295" calcext:value-type="float">
            <text:p>11,167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51129" calcext:value-type="float">
            <text:p>11,151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51129" calcext:value-type="float">
            <text:p>11,151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430823" calcext:value-type="float">
            <text:p>11,4308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30823" calcext:value-type="float">
            <text:p>11,4308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138731" calcext:value-type="float">
            <text:p>11,1387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271564" calcext:value-type="float">
            <text:p>11,2715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228136" calcext:value-type="float">
            <text:p>11,228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228136" calcext:value-type="float">
            <text:p>11,228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228136" calcext:value-type="float">
            <text:p>11,228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477897" calcext:value-type="float">
            <text:p>11,477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389548" calcext:value-type="float">
            <text:p>11,3895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536825" calcext:value-type="float">
            <text:p>11,5368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779297" calcext:value-type="float">
            <text:p>11,7792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779297" calcext:value-type="float">
            <text:p>11,7792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779297" calcext:value-type="float">
            <text:p>11,7792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848004" calcext:value-type="float">
            <text:p>11,848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848004" calcext:value-type="float">
            <text:p>11,848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736341" calcext:value-type="float">
            <text:p>11,736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736341" calcext:value-type="float">
            <text:p>11,736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862097" calcext:value-type="float">
            <text:p>11,8620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62097" calcext:value-type="float">
            <text:p>11,8620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862097" calcext:value-type="float">
            <text:p>11,8620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499685" calcext:value-type="float">
            <text:p>11,4996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52395" calcext:value-type="float">
            <text:p>11,523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52395" calcext:value-type="float">
            <text:p>11,523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52395" calcext:value-type="float">
            <text:p>11,523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36886" calcext:value-type="float">
            <text:p>11,5368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36886" calcext:value-type="float">
            <text:p>11,5368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536886" calcext:value-type="float">
            <text:p>11,5368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2117" calcext:value-type="float">
            <text:p>11,2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014744" calcext:value-type="float">
            <text:p>11,01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014744" calcext:value-type="float">
            <text:p>11,01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014744" calcext:value-type="float">
            <text:p>11,01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014744" calcext:value-type="float">
            <text:p>11,01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014744" calcext:value-type="float">
            <text:p>11,014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998183" calcext:value-type="float">
            <text:p>10,998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956837" calcext:value-type="float">
            <text:p>10,9568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567521" calcext:value-type="float">
            <text:p>10,5675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567521" calcext:value-type="float">
            <text:p>10,5675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89685" calcext:value-type="float">
            <text:p>10,896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89685" calcext:value-type="float">
            <text:p>10,896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53859" calcext:value-type="float">
            <text:p>10,538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53859" calcext:value-type="float">
            <text:p>10,538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53859" calcext:value-type="float">
            <text:p>10,538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520363" calcext:value-type="float">
            <text:p>10,520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520363" calcext:value-type="float">
            <text:p>10,520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20363" calcext:value-type="float">
            <text:p>10,520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300641" calcext:value-type="float">
            <text:p>10,3006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625846" calcext:value-type="float">
            <text:p>10,62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625846" calcext:value-type="float">
            <text:p>10,62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625846" calcext:value-type="float">
            <text:p>10,62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625846" calcext:value-type="float">
            <text:p>10,625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582412" calcext:value-type="float">
            <text:p>10,582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582412" calcext:value-type="float">
            <text:p>10,582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63459" calcext:value-type="float">
            <text:p>10,634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63459" calcext:value-type="float">
            <text:p>10,634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259754" calcext:value-type="float">
            <text:p>10,2597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259754" calcext:value-type="float">
            <text:p>10,2597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050385" calcext:value-type="float">
            <text:p>10,05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050385" calcext:value-type="float">
            <text:p>10,05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050385" calcext:value-type="float">
            <text:p>10,05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050385" calcext:value-type="float">
            <text:p>10,050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938237" calcext:value-type="float">
            <text:p>9,9382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520014" calcext:value-type="float">
            <text:p>9,520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520014" calcext:value-type="float">
            <text:p>9,520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640434" calcext:value-type="float">
            <text:p>9,6404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90767" calcext:value-type="float">
            <text:p>9,907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930431" calcext:value-type="float">
            <text:p>9,930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090153" calcext:value-type="float">
            <text:p>10,0901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96772" calcext:value-type="float">
            <text:p>9,967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999183" calcext:value-type="float">
            <text:p>9,999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040567" calcext:value-type="float">
            <text:p>10,040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915922" calcext:value-type="float">
            <text:p>9,915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889054" calcext:value-type="float">
            <text:p>9,889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889054" calcext:value-type="float">
            <text:p>9,889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889054" calcext:value-type="float">
            <text:p>9,889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652788" calcext:value-type="float">
            <text:p>9,652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652788" calcext:value-type="float">
            <text:p>9,652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652788" calcext:value-type="float">
            <text:p>9,652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652788" calcext:value-type="float">
            <text:p>9,652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696261" calcext:value-type="float">
            <text:p>9,696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453832" calcext:value-type="float">
            <text:p>9,453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453832" calcext:value-type="float">
            <text:p>9,453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453832" calcext:value-type="float">
            <text:p>9,453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453832" calcext:value-type="float">
            <text:p>9,453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027319" calcext:value-type="float">
            <text:p>9,027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936285" calcext:value-type="float">
            <text:p>8,936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913057" calcext:value-type="float">
            <text:p>8,9130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919679" calcext:value-type="float">
            <text:p>8,9196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919679" calcext:value-type="float">
            <text:p>8,9196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919679" calcext:value-type="float">
            <text:p>8,9196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805406" calcext:value-type="float">
            <text:p>8,8054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751633" calcext:value-type="float">
            <text:p>8,7516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751633" calcext:value-type="float">
            <text:p>8,7516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780574" calcext:value-type="float">
            <text:p>8,780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713965" calcext:value-type="float">
            <text:p>8,7139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659729" calcext:value-type="float">
            <text:p>8,659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591068" calcext:value-type="float">
            <text:p>8,5910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582384" calcext:value-type="float">
            <text:p>8,582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582384" calcext:value-type="float">
            <text:p>8,582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582384" calcext:value-type="float">
            <text:p>8,582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582384" calcext:value-type="float">
            <text:p>8,582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53479" calcext:value-type="float">
            <text:p>8,53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53479" calcext:value-type="float">
            <text:p>8,534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520713" calcext:value-type="float">
            <text:p>8,5207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512468" calcext:value-type="float">
            <text:p>8,5124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549679" calcext:value-type="float">
            <text:p>8,5496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558433" calcext:value-type="float">
            <text:p>8,558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504292" calcext:value-type="float">
            <text:p>8,50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504292" calcext:value-type="float">
            <text:p>8,50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504292" calcext:value-type="float">
            <text:p>8,50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504292" calcext:value-type="float">
            <text:p>8,50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483606" calcext:value-type="float">
            <text:p>8,4836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483606" calcext:value-type="float">
            <text:p>8,4836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479442" calcext:value-type="float">
            <text:p>8,479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479442" calcext:value-type="float">
            <text:p>8,479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479442" calcext:value-type="float">
            <text:p>8,479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479442" calcext:value-type="float">
            <text:p>8,479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479442" calcext:value-type="float">
            <text:p>8,4794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373495" calcext:value-type="float">
            <text:p>8,373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360626" calcext:value-type="float">
            <text:p>8,3606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30428" calcext:value-type="float">
            <text:p>8,30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275735" calcext:value-type="float">
            <text:p>8,2757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265027" calcext:value-type="float">
            <text:p>8,2650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18905" calcext:value-type="float">
            <text:p>8,189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192587" calcext:value-type="float">
            <text:p>8,1925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200846" calcext:value-type="float">
            <text:p>8,2008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164091" calcext:value-type="float">
            <text:p>8,1640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141332" calcext:value-type="float">
            <text:p>8,141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93607" calcext:value-type="float">
            <text:p>7,936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939854" calcext:value-type="float">
            <text:p>7,939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927825" calcext:value-type="float">
            <text:p>7,927825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10:09.742000000</dc:date>
    <meta:editing-duration>PT1M1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44cm" svg:y="3.946cm" style:legend-expansion="high" chart:style-name="ch2"/>
        <chart:plot-area chart:style-name="ch3" table:cell-range-address="cameraslog_2.A1:cameraslog_2.C1001" chart:data-source-has-labels="row" svg:x="0.32cm" svg:y="0.18cm" svg:width="10.904cm" svg:height="8.64cm">
          <chartooo:coordinate-region svg:x="0.952cm" svg:y="0.382cm" svg:width="9.88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 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10.867583">
                <text:p>10.867583</text:p>
                <draw:g>
                  <svg:desc>cameraslog_2.B2:cameraslog_2.B1001</svg:desc>
                </draw:g>
              </table:table-cell>
              <table:table-cell office:value-type="float" office:value="20">
                <text:p>20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57604">
                <text:p>10.4576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842788">
                <text:p>10.8427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830351">
                <text:p>10.8303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63824">
                <text:p>11.1638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776582">
                <text:p>10.7765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776176">
                <text:p>10.7761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927585">
                <text:p>10.9275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927585">
                <text:p>10.9275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927585">
                <text:p>10.9275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227952">
                <text:p>11.2279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67576">
                <text:p>10.8675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675648">
                <text:p>10.675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676196">
                <text:p>10.676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676196">
                <text:p>10.676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862798">
                <text:p>10.8627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37226">
                <text:p>11.137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29516">
                <text:p>11.129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061766">
                <text:p>11.0617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13198">
                <text:p>11.213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515582">
                <text:p>11.5155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436999">
                <text:p>11.436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436999">
                <text:p>11.4369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8325">
                <text:p>11.83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805594">
                <text:p>11.805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807644">
                <text:p>11.807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718244">
                <text:p>11.7182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894501">
                <text:p>11.8945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894501">
                <text:p>11.8945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826838">
                <text:p>11.826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611243">
                <text:p>11.6112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611243">
                <text:p>11.6112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611243">
                <text:p>11.6112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11243">
                <text:p>11.6112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71537">
                <text:p>11.5715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98149">
                <text:p>11.981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583915">
                <text:p>11.583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566896">
                <text:p>11.56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566896">
                <text:p>11.56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167295">
                <text:p>11.167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167295">
                <text:p>11.167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167295">
                <text:p>11.167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.167295">
                <text:p>11.167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151129">
                <text:p>11.151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151129">
                <text:p>11.151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430823">
                <text:p>11.4308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.430823">
                <text:p>11.4308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.138731">
                <text:p>11.1387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271564">
                <text:p>11.2715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.228136">
                <text:p>11.228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.228136">
                <text:p>11.228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228136">
                <text:p>11.228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477897">
                <text:p>11.477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389548">
                <text:p>11.3895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.536825">
                <text:p>11.536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.779297">
                <text:p>11.7792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.779297">
                <text:p>11.7792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.779297">
                <text:p>11.7792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848004">
                <text:p>11.848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848004">
                <text:p>11.848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736341">
                <text:p>11.736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736341">
                <text:p>11.736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862097">
                <text:p>11.862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862097">
                <text:p>11.862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862097">
                <text:p>11.862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499685">
                <text:p>11.4996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52395">
                <text:p>11.523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52395">
                <text:p>11.523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52395">
                <text:p>11.523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536886">
                <text:p>11.5368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536886">
                <text:p>11.5368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536886">
                <text:p>11.5368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2117">
                <text:p>11.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014744">
                <text:p>11.01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014744">
                <text:p>11.01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014744">
                <text:p>11.01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014744">
                <text:p>11.01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.014744">
                <text:p>11.01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998183">
                <text:p>10.998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956837">
                <text:p>10.956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567521">
                <text:p>10.567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567521">
                <text:p>10.567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89685">
                <text:p>10.89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89685">
                <text:p>10.89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53859">
                <text:p>10.538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53859">
                <text:p>10.538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53859">
                <text:p>10.538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520363">
                <text:p>10.520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520363">
                <text:p>10.520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20363">
                <text:p>10.520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300641">
                <text:p>10.300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625846">
                <text:p>10.625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625846">
                <text:p>10.625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625846">
                <text:p>10.625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625846">
                <text:p>10.625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582412">
                <text:p>10.582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582412">
                <text:p>10.582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.63459">
                <text:p>10.63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.63459">
                <text:p>10.63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.259754">
                <text:p>10.2597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.259754">
                <text:p>10.2597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.050385">
                <text:p>10.050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.050385">
                <text:p>10.050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.050385">
                <text:p>10.050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.050385">
                <text:p>10.050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938237">
                <text:p>9.9382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520014">
                <text:p>9.520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520014">
                <text:p>9.520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640434">
                <text:p>9.6404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90767">
                <text:p>9.90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930431">
                <text:p>9.930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090153">
                <text:p>10.090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.96772">
                <text:p>9.967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999183">
                <text:p>9.999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040567">
                <text:p>10.040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915922">
                <text:p>9.915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889054">
                <text:p>9.889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889054">
                <text:p>9.889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889054">
                <text:p>9.889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652788">
                <text:p>9.652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652788">
                <text:p>9.652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652788">
                <text:p>9.652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652788">
                <text:p>9.652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696261">
                <text:p>9.696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453832">
                <text:p>9.453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453832">
                <text:p>9.453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453832">
                <text:p>9.453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453832">
                <text:p>9.453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027319">
                <text:p>9.027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936285">
                <text:p>8.936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913057">
                <text:p>8.9130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919679">
                <text:p>8.9196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919679">
                <text:p>8.9196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919679">
                <text:p>8.9196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805406">
                <text:p>8.805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751633">
                <text:p>8.751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751633">
                <text:p>8.7516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780574">
                <text:p>8.780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713965">
                <text:p>8.713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659729">
                <text:p>8.659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591068">
                <text:p>8.591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582384">
                <text:p>8.582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582384">
                <text:p>8.582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582384">
                <text:p>8.582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582384">
                <text:p>8.582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53479">
                <text:p>8.53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53479">
                <text:p>8.53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520713">
                <text:p>8.5207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512468">
                <text:p>8.5124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549679">
                <text:p>8.5496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558433">
                <text:p>8.558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504292">
                <text:p>8.50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504292">
                <text:p>8.50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504292">
                <text:p>8.50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504292">
                <text:p>8.50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483606">
                <text:p>8.4836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483606">
                <text:p>8.4836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479442">
                <text:p>8.479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479442">
                <text:p>8.479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479442">
                <text:p>8.479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479442">
                <text:p>8.479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479442">
                <text:p>8.479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373495">
                <text:p>8.373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360626">
                <text:p>8.3606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30428">
                <text:p>8.304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275735">
                <text:p>8.275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265027">
                <text:p>8.2650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18905">
                <text:p>8.189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192587">
                <text:p>8.192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200846">
                <text:p>8.200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164091">
                <text:p>8.164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141332">
                <text:p>8.141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93607">
                <text:p>7.9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939854">
                <text:p>7.9398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927825">
                <text:p>7.92782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